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8bc9" officeooo:paragraph-rsid="00098bc9"/>
    </style:style>
    <style:style style:name="P2" style:family="paragraph" style:parent-style-name="Standard">
      <style:text-properties officeooo:rsid="000b2b71" officeooo:paragraph-rsid="000b2b71"/>
    </style:style>
    <style:style style:name="P3" style:family="paragraph" style:parent-style-name="Standard">
      <style:text-properties officeooo:rsid="000b3ac5" officeooo:paragraph-rsid="000b3ac5"/>
    </style:style>
    <style:style style:name="P4" style:family="paragraph" style:parent-style-name="Standard">
      <style:text-properties officeooo:rsid="000b3ac5" officeooo:paragraph-rsid="001c3770"/>
    </style:style>
    <style:style style:name="P5" style:family="paragraph" style:parent-style-name="Standard">
      <style:text-properties officeooo:rsid="0013e617" officeooo:paragraph-rsid="0013e617"/>
    </style:style>
    <style:style style:name="P6" style:family="paragraph" style:parent-style-name="Standard">
      <style:text-properties officeooo:rsid="0010d529" officeooo:paragraph-rsid="0010d529"/>
    </style:style>
    <style:style style:name="P7" style:family="paragraph" style:parent-style-name="Standard">
      <style:text-properties officeooo:rsid="0014ddff" officeooo:paragraph-rsid="0014ddff"/>
    </style:style>
    <style:style style:name="P8" style:family="paragraph" style:parent-style-name="Standard">
      <style:text-properties officeooo:rsid="00159caf" officeooo:paragraph-rsid="00186d85"/>
    </style:style>
    <style:style style:name="P9" style:family="paragraph" style:parent-style-name="Standard">
      <style:text-properties officeooo:rsid="00159caf" officeooo:paragraph-rsid="000b3ac5"/>
    </style:style>
    <style:style style:name="P10" style:family="paragraph" style:parent-style-name="Standard">
      <style:text-properties officeooo:paragraph-rsid="00186d85"/>
    </style:style>
    <style:style style:name="P11" style:family="paragraph" style:parent-style-name="Standard">
      <style:text-properties officeooo:rsid="001a3061" officeooo:paragraph-rsid="001a3061"/>
    </style:style>
    <style:style style:name="P12" style:family="paragraph" style:parent-style-name="Standard">
      <style:text-properties officeooo:rsid="001973c6" officeooo:paragraph-rsid="00186d85"/>
    </style:style>
    <style:style style:name="P13" style:family="paragraph" style:parent-style-name="Standard">
      <style:text-properties officeooo:rsid="001bc553" officeooo:paragraph-rsid="001bc553"/>
    </style:style>
    <style:style style:name="P14" style:family="paragraph" style:parent-style-name="Standard">
      <style:text-properties officeooo:rsid="001bc553" officeooo:paragraph-rsid="000b3ac5"/>
    </style:style>
    <style:style style:name="P15" style:family="paragraph" style:parent-style-name="Standard" style:list-style-name="L1">
      <style:text-properties officeooo:rsid="000b3ac5" officeooo:paragraph-rsid="001c3770"/>
    </style:style>
    <style:style style:name="P16" style:family="paragraph" style:parent-style-name="Standard" style:list-style-name="L1">
      <style:text-properties officeooo:rsid="000b3ac5" officeooo:paragraph-rsid="001e8fc3"/>
    </style:style>
    <style:style style:name="P17" style:family="paragraph" style:parent-style-name="Standard">
      <style:text-properties officeooo:rsid="000b3ac5" officeooo:paragraph-rsid="000b3ac5"/>
    </style:style>
    <style:style style:name="P18" style:family="paragraph" style:parent-style-name="Standard">
      <style:text-properties officeooo:rsid="001c3770" officeooo:paragraph-rsid="001c3770"/>
    </style:style>
    <style:style style:name="P19" style:family="paragraph" style:parent-style-name="Standard" style:list-style-name="L2">
      <style:text-properties officeooo:paragraph-rsid="00098bc9"/>
    </style:style>
    <style:style style:name="P20" style:family="paragraph" style:parent-style-name="Standard" style:list-style-name="L2">
      <style:text-properties officeooo:rsid="000b8d68" officeooo:paragraph-rsid="000dd66b"/>
    </style:style>
    <style:style style:name="P21" style:family="paragraph" style:parent-style-name="Standard" style:list-style-name="L3">
      <style:text-properties officeooo:paragraph-rsid="001e8fc3"/>
    </style:style>
    <style:style style:name="P22" style:family="paragraph" style:parent-style-name="Standard" style:list-style-name="L3">
      <style:text-properties officeooo:rsid="001ec908" officeooo:paragraph-rsid="001ec908"/>
    </style:style>
    <style:style style:name="P23" style:family="paragraph" style:parent-style-name="Standard">
      <style:text-properties officeooo:paragraph-rsid="001fe1e3"/>
    </style:style>
    <style:style style:name="P24" style:family="paragraph" style:parent-style-name="Standard">
      <style:text-properties officeooo:rsid="0013e617" officeooo:paragraph-rsid="0013e617"/>
    </style:style>
    <style:style style:name="P25" style:family="paragraph" style:parent-style-name="Standard">
      <style:text-properties officeooo:rsid="0020c20d" officeooo:paragraph-rsid="0020c20d"/>
    </style:style>
    <style:style style:name="P26" style:family="paragraph" style:parent-style-name="Standard">
      <style:text-properties officeooo:rsid="0022b8a2" officeooo:paragraph-rsid="0022b8a2"/>
    </style:style>
    <style:style style:name="P27" style:family="paragraph" style:parent-style-name="Heading_20_1">
      <style:text-properties officeooo:rsid="001973c6" officeooo:paragraph-rsid="001973c6"/>
    </style:style>
    <style:style style:name="T1" style:family="text">
      <style:text-properties style:text-line-through-style="solid" style:text-line-through-type="single" officeooo:rsid="000b2b71"/>
    </style:style>
    <style:style style:name="T2" style:family="text">
      <style:text-properties officeooo:rsid="000ca051"/>
    </style:style>
    <style:style style:name="T3" style:family="text">
      <style:text-properties officeooo:rsid="000dd66b"/>
    </style:style>
    <style:style style:name="T4" style:family="text">
      <style:text-properties officeooo:rsid="0013e617"/>
    </style:style>
    <style:style style:name="T5" style:family="text">
      <style:text-properties officeooo:rsid="0014ddff"/>
    </style:style>
    <style:style style:name="T6" style:family="text">
      <style:text-properties officeooo:rsid="00159caf"/>
    </style:style>
    <style:style style:name="T7" style:family="text">
      <style:text-properties officeooo:rsid="001973c6"/>
    </style:style>
    <style:style style:name="T8" style:family="text">
      <style:text-properties fo:font-variant="normal" fo:text-transform="none" fo:color="#000000" style:font-name="Helvetica Neue" fo:font-size="9pt" fo:letter-spacing="normal" fo:font-style="normal" fo:font-weight="normal"/>
    </style:style>
    <style:style style:name="T9" style:family="text">
      <style:text-properties fo:font-variant="normal" fo:text-transform="none" fo:color="#000000" style:font-name="Helvetica Neue" fo:font-size="9pt" fo:letter-spacing="normal" fo:font-style="normal" fo:font-weight="normal" officeooo:rsid="001973c6"/>
    </style:style>
    <style:style style:name="T10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11" style:family="text">
      <style:text-properties fo:font-variant="normal" fo:text-transform="none" fo:color="#202122" style:font-name="sans-serif" fo:font-size="10.5pt" fo:letter-spacing="normal" fo:font-style="normal" fo:font-weight="normal" officeooo:rsid="001fe1e3"/>
    </style:style>
    <style:style style:name="T12" style:family="text">
      <style:text-properties fo:font-variant="normal" fo:text-transform="none" fo:color="#202122" style:font-name="sans-serif" fo:font-size="10.5pt" fo:letter-spacing="normal" fo:font-style="normal" fo:font-weight="normal" officeooo:rsid="0022b8a2"/>
    </style:style>
    <style:style style:name="T13" style:family="text">
      <style:text-properties officeooo:rsid="001c3770"/>
    </style:style>
    <style:style style:name="T14" style:family="text">
      <style:text-properties officeooo:rsid="001d7f9a"/>
    </style:style>
    <style:style style:name="T15" style:family="text">
      <style:text-properties officeooo:rsid="001e8fc3"/>
    </style:style>
    <style:style style:name="T16" style:family="text">
      <style:text-properties officeooo:rsid="00098bc9"/>
    </style:style>
    <style:style style:name="T17" style:family="text">
      <style:text-properties officeooo:rsid="001ec908"/>
    </style:style>
    <style:style style:name="T18" style:family="text">
      <style:text-properties officeooo:rsid="000b2b71"/>
    </style:style>
    <style:style style:name="T19" style:family="text">
      <style:text-properties officeooo:rsid="001fe1e3"/>
    </style:style>
    <style:style style:name="T20" style:family="text">
      <style:text-properties fo:color="#202122" style:font-name="sans-serif" fo:font-size="10.5pt" fo:letter-spacing="normal" fo:font-style="italic" fo:font-weight="normal"/>
    </style:style>
    <style:style style:name="T21" style:family="text">
      <style:text-properties fo:color="#202122" style:font-name="sans-serif" fo:font-size="10.5pt" fo:letter-spacing="normal" fo:font-style="italic" fo:font-weight="normal" officeooo:rsid="001fe1e3"/>
    </style:style>
    <style:style style:name="T22" style:family="text">
      <style:text-properties officeooo:rsid="0022b8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Регулярка НБА не стала хуже</text:h>
      <text:p text:style-name="Heading"><text:span text:style-name="T7">Была</text:span> ли <text:span text:style-name="T17">раньше</text:span> <text:span text:style-name="T17">разница в счёте меньше, </text:span>игры - <text:span text:style-name="T17">упорнее, а трава – зеленее</text:span></text:p>
      <text:p text:style-name="P1">Разница в счёте, <text:span text:style-name="T4">равенство</text:span> и смен<text:span text:style-name="T4">ы</text:span> лидера <text:span text:style-name="T4">в матчах НБА</text:span> за последние 7 сезонов</text:p>
      <text:p text:style-name="P1"/>
      <text:p text:style-name="P1">Не так давно вышла статья <text:a xlink:type="simple" xlink:href="https://www.sports.ru/tribuna/blogs/dpbbal/2915320.html" text:style-name="Internet_20_link" text:visited-style-name="Visited_20_Internet_20_Link">https://www.sports.ru/tribuna/blogs/dpbbal/2915320.html</text:a> с выводом <text:s/>о<text:span text:style-name="T3">б уменьшении борьбы и напряженности в играх регулярного чемпионата в последних сезонах.</text:span></text:p>
      <text:p text:style-name="P1"/>
      <text:p text:style-name="P2">Не задаваясь целью поспорить с этой статьёй (очень даже замечательной, на мой вкус), попробуем чуть глубже разобраться, так ли это.</text:p>
      <text:p text:style-name="P2"/>
      <text:h text:style-name="Heading_20_3" text:outline-level="3">Разница в счёте</text:h>
      <text:p text:style-name="P3"><text:span text:style-name="T4">Вот как распределена а</text:span>бсолютная <text:span text:style-name="T4">разница в счёте для игр регулярного чемпионата последних 7 лет</text:span></text:p>
      <text:p text:style-name="P5">(pts_diff_abs.png)</text:p>
      <text:p text:style-name="P25">График слева – это “ящик с усами” <text:a xlink:type="simple" xlink:href="https://tidydata.ru/boxplot" text:style-name="Internet_20_link" text:visited-style-name="Visited_20_Internet_20_Link">https://tidydata.ru/boxplot</text:a> </text:p>
      <text:p text:style-name="P5"/>
      <text:p text:style-name="P6">Медиана <text:span text:style-name="T4">в этом сезоне оказалась на уровне 10 (т.е. половина матчей закончилась с разницей не более 10 очков), что больше </text:span>на 1, <text:span text:style-name="T5">чем в 6 предыдущих сезонах. Так что действительно похоже, что в этом сезоне матчи стали чуть менее упорными. Но это скорее выброс, а не результат выраженной тенденции.</text:span></text:p>
      <text:p text:style-name="P6"/>
      <text:p text:style-name="P7">При этом многолетних тенденций хватает: темп и количетсво трёхочковых растут, таща за собой и общую результативность. Нет ли тут связи с разницей в счёте?</text:p>
      <text:p text:style-name="P3"/>
      <text:p text:style-name="P9">(2_correlations.png)</text:p>
      <text:p text:style-name="P10"><text:span text:style-name="T6">Довольно ожидаемо, количество очков у победителя и итоговая разность оказались положитеьлно скоррелированы, хотя и не очень сильно (коэффициент Пирсона 0.38). <text:s/>К этому можно добавить эффект воспрития болельщиками: если не смотреть сами игры, которых слишком много, а обращать внимание только на итоговый счёт, то формальных разгромов, т.е. игр с разницей в 20 и более очков, стало больше: 14% в сезоне 2014-15 выросли до почти 19% в текущем. Но при этом счёт 80-64 (</text:span><text:a xlink:type="simple" xlink:href="https://www.nba.com/game/0021600180" text:style-name="Internet_20_link" text:visited-style-name="Visited_20_Internet_20_Link"><text:span text:style-name="T6">https://www.nba.com/game/0021600180</text:span></text:a><text:span text:style-name="T6">) больше свидетельствует о разгроме, чем например 142 – 126 (</text:span><text:a xlink:type="simple" xlink:href="https://www.nba.com/game/0021800653" text:style-name="Internet_20_link" text:visited-style-name="Visited_20_Internet_20_Link"><text:span text:style-name="T6">https://www.nba.com/game/00</text:span></text:a><text:a xlink:type="simple" xlink:href="https://www.nba.com/game/0021800653" text:style-name="Internet_20_link" text:visited-style-name="Visited_20_Internet_20_Link"><text:span text:style-name="T8">21800653</text:span></text:a><text:span text:style-name="T9">) </text:span></text:p>
      <text:p text:style-name="P8"/>
      <text:p text:style-name="P12">Чтобы это исправить, нормируем разницу в счёте на количество очков победителя:</text:p>
      <text:p text:style-name="P11">(pts_diff_corr.png)</text:p>
      <text:p text:style-name="P11"/>
      <text:p text:style-name="P11">Видно, что регулярный чемпионат 2020-21 ни чем не хуже в плане борьбы, чем предыдущие года. Никакого тренда, тоже не заметно и есть 1 выброс – предыдущий сезон, который по цифрам получился более напряжённым. Возможное объяснение – длинная пауза, рестарт и объявление о плей-ин, которые помогли добваили командам мотивации. И вот в сравнении с сезоном 2019-20 нынешний действительно кому-то может показаться пресноватым. Думаю, не для кого не новость, что люди часто оценивают вещи не в абсолюте, а в контексте близких по времени или месту событий (https://en.wikipedia.org/wiki/Reference_dependence). </text:p>
      <text:p text:style-name="P3"/>
      <text:p text:style-name="P3"/>
      <text:p text:style-name="P2"><text:soft-page-break/></text:p>
      <text:h text:style-name="Heading_20_3" text:outline-level="3">Ничьи и смены лидерства</text:h>
      <text:p text:style-name="P14">Упорный матч – это не только небольшая разница в конце матча, но и то насколько близки были команды друг к другу по ходу встречи. НБА, кроме всего прочего, подсчитывает, сколько раз счёт был равным (0-0, естественно, в не учитывается) и сколько раз менялся лидер.</text:p>
      <text:p text:style-name="P13">(ties_and_changes.png)</text:p>
      <text:p text:style-name="P13"/>
      <text:p text:style-name="P13">Да, последние 2 доковидных сезона 2017-18 и 2018-19 немного выделяются в сторону чуть большей борьбы по ходу матча. Но текущий сезон уж точно не хуже в этом плане, чем регулярки пяти-семилетней давности.</text:p>
      <text:p text:style-name="P3"/>
      <text:p text:style-name="P4"><text:span text:style-name="T13">А вот т</text:span>оп-<text:span text:style-name="T13">7</text:span> самых упорных <text:span text:style-name="T13">по этому показателю</text:span> игр <text:span text:style-name="T14">(≡ – равенства, 🔃 – смены лидерства) </text:span>:</text:p>
      <text:list xml:id="list1019521897" text:style-name="L1">
        <text:list-item>
          <text:p text:style-name="P15"><text:span text:style-name="T15">Вашингтон – Портленд,</text:span> 22 октября 2018: 23≡ 29🔃</text:p>
        </text:list-item>
        <text:list-item>
          <text:p text:style-name="P16"><text:span text:style-name="T15">Финикс</text:span> <text:span text:style-name="T15">–</text:span> <text:span text:style-name="T15">Вашингтон,</text:span> 22 декабря 2018: 26≡ 24🔃</text:p>
        </text:list-item>
        <text:list-item>
          <text:p text:style-name="P16"><text:span text:style-name="T15">Вашингтон</text:span> <text:span text:style-name="T15">–</text:span> <text:span text:style-name="T15">Сан-Антонио,</text:span> 26 апреля 2021: 20≡ 30🔃</text:p>
        </text:list-item>
        <text:list-item>
          <text:p text:style-name="P16"><text:span text:style-name="T15">Портленд</text:span> <text:span text:style-name="T15">–</text:span> <text:span text:style-name="T15">Бостон</text:span>, 21 января 2017: 22≡ 27🔃</text:p>
        </text:list-item>
        <text:list-item>
          <text:p text:style-name="P16"><text:span text:style-name="T15">Орландо</text:span> <text:span text:style-name="T15">–</text:span> <text:span text:style-name="T15">Нью-Йорк</text:span>, 12 ноября 2014: 14≡ 35🔃</text:p>
        </text:list-item>
        <text:list-item>
          <text:p text:style-name="P16"><text:span text:style-name="T15">Сан-Антонио</text:span> <text:span text:style-name="T15">–</text:span> <text:span text:style-name="T15">Шарлотт</text:span>, 23 ноября 2016: 16≡ 32🔃</text:p>
        </text:list-item>
        <text:list-item>
          <text:p text:style-name="P16"><text:span text:style-name="T15">Миннесота</text:span> <text:span text:style-name="T15">–</text:span> <text:span text:style-name="T15">Кливленд</text:span>, 07 февраля 2018: 15≡ 33🔃</text:p>
        </text:list-item>
      </text:list>
      <text:p text:style-name="P4"/>
      <text:p text:style-name="P18">Специально не указываю счёт и победителя, если вдруг кому-нибудь захочется посмотреть эти матчи, они – огонь.</text:p>
      <text:p text:style-name="P3"/>
      <text:h text:style-name="Heading_20_3" text:outline-level="3">Выводы и примечания</text:h>
      <text:list xml:id="list3268252821" text:style-name="L3">
        <text:list-item>
          <text:p text:style-name="P21"><text:span text:style-name="T16">Статистически игры стали чуть менее напряжёнными, но не настолько, чтобы зрители это заметили. </text:span></text:p>
        </text:list-item>
        <text:list-item>
          <text:p text:style-name="P22">Эффект выборочного освещения событий: когда<text:span text:style-name="T18"> некоторые звёзды позволяют себе </text:span><text:span text:style-name="T1">получать отдых</text:span><text:span text:style-name="T18"> распределять нагрузку во время регулярки, </text:span>это попадает в новости<text:span text:style-name="T18">. Но в лиге есть и всегда было множество игроков, для которых несколько (иногда даже мусорных) минут в НБА – это самый большо шанс в жизни и они не намерены беречь себя. Пример – страшные полёты за мячом вроде этого </text:span><text:a xlink:type="simple" xlink:href="https://www.sports.ru/basketball/1096188292-xuan-toskano-anderson-o-sotryasenii-prygnu-za-myachom-v-takoj-zhe-situ.html" text:style-name="Internet_20_link" text:visited-style-name="Visited_20_Internet_20_Link"><text:span text:style-name="T18">https://www.sports.ru/basketball/1096188292-xuan-toskano-anderson-o-sotryasenii-prygnu-za-myachom-v-takoj-zhe-situ.html</text:span></text:a><text:span text:style-name="T18"> . </text:span>Но такое освещается СМИ значительно реже.</text:p>
        </text:list-item>
        <text:list-item>
          <text:p text:style-name="P22">Эффект контраста + “запоминается последняя фраза”: на фоне предыдущего сезона, особенно “пузыря”, <text:s/>текущая регулярка может восприниматься как более пресная.</text:p>
        </text:list-item>
      </text:list>
      <text:list xml:id="list4224560596" text:style-name="L2">
        <text:list-item>
          <text:p text:style-name="P19"><text:span text:style-name="T17">Пока сложно судить о влиянии добавления плей-ин и новых правил лотереи </text:span><text:a xlink:type="simple" xlink:href="https://www.sports.ru/tribuna/blogs/basketblogg/2921739.html" text:style-name="Internet_20_link" text:visited-style-name="Visited_20_Internet_20_Link"><text:span text:style-name="T17">https://www.sports.ru/tribuna/blogs/basketblogg/2921739.html</text:span></text:a><text:span text:style-name="T17"> </text:span></text:p>
        </text:list-item>
        <text:list-item>
          <text:p text:style-name="P20">7 сезонов маловато <text:span text:style-name="T19">для сравнения</text:span>, <text:span text:style-name="T17">вот уж в</text:span> 90-<text:span text:style-name="T17">ые явно трава была зеленее</text:span></text:p>
        </text:list-item>
      </text:list>
      <text:p text:style-name="P1"/>
      <text:h text:style-name="Heading_20_3" text:outline-level="3"><text:span text:style-name="T2">Бонус: т</text:span>еорема Бертрана о выборах</text:h>
      <text:p text:style-name="P23"><text:span text:style-name="T19">Данные о смене лидера позволяют проверить такую штуку </text:span><text:a xlink:type="simple" xlink:href="https://ru.wikipedia.org/wiki/Теорема_Бертрана_о_выборах" text:style-name="Internet_20_link" text:visited-style-name="Visited_20_Internet_20_Link"><text:span text:style-name="T19">https://ru.wikipedia.org/wiki/Теорема_Бертрана_о_выборах</text:span></text:a><text:span text:style-name="T19"> : если </text:span><text:span text:style-name="T10">перв</text:span><text:span text:style-name="T11">ая</text:span><text:span text:style-name="T10"> </text:span><text:span text:style-name="T11">команда</text:span><text:span text:style-name="T10"> набрал</text:span><text:span text:style-name="T11">а</text:span><text:span text:style-name="T10"> </text:span><text:span text:style-name="T20">p </text:span><text:span text:style-name="T21">очков</text:span><text:span text:style-name="T10">, а втор</text:span><text:span text:style-name="T11">ая</text:span><text:span text:style-name="T10"> – </text:span><text:span text:style-name="T20">q</text:span><text:span text:style-name="T10">, </text:span><text:span text:style-name="T11">то</text:span><text:span text:style-name="T10"> перв</text:span><text:span text:style-name="T11">ая</text:span><text:span text:style-name="T10"> будет </text:span><text:span text:style-name="T11">вести в счёте всю игру</text:span><text:span text:style-name="T19"> с вероятностью (</text:span><text:span text:style-name="T21">p –</text:span><text:span text:style-name="T11"> </text:span><text:span text:style-name="T21">q)/(p + q).</text:span></text:p>
      <text:p text:style-name="P26"><text:span text:style-name="T21">(ballots.png</text:span><text:span text:style-name="T20">)</text:span></text:p>
      <text:p text:style-name="P3"/>
      <text:p text:style-name="P3">Данных мало, но похоже, <text:span text:style-name="T22">что набор очков не полностью случаен, что оговаривается в теореме, и лидирующая команда чаще контролирует ход игр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12:45:07.021986664</meta:creation-date>
    <dc:date>2021-05-28T13:00:38.621099668</dc:date>
    <meta:editing-duration>PT4H29M2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703" meta:character-count="4911" meta:non-whitespace-character-count="4231"/>
  </office:meta>
</office:document-meta>
</file>